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kt 36: Der Einkaufsberater 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chritt Nummer 1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ählen Sie die Märkte aus, in denen sie einkaufen wollen.</text:p>
              </text:list-item>
              <text:list-item>
                <text:p>Tipp: Wählen Sie die Märkte aus, die in Ihrer Nähe si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chritt Nummer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ählen Sie die Artikel aus,die Sie kaufen wollen.</text:p>
              </text:list-item>
              <text:list-item>
                <text:p>Achten Sie auf die Verpackungen,die es bei den verschiedenen Märkten gib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chritt Nummer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e von uns entwickelte Software sagt Ihnen, wo Artikel,die umweltfreundlich verpackt si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1:45:21.351000000</meta:creation-date>
    <dc:date>2019-06-25T12:10:37.207000000</dc:date>
    <meta:editing-duration>PT3M50S</meta:editing-duration>
    <meta:editing-cycles>1</meta:editing-cycles>
    <meta:document-statistic meta:object-count="37"/>
    <meta:generator>LibreOffice/5.2.5.1$Windows_x86 LibreOffice_project/0312e1a284a7d50ca85a365c316c7abbf20a4d22</meta:generator>
  </office:meta>
</office:document-meta>
</file>